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e8388b3ebf61d8a6e36eb6411af3d238" style:family="table-column">
      <style:table-column-properties fo:break-before="auto" style:use-optimal-column-width="false" style:column-width="6cm"/>
    </style:style>
    <style:style style:name="odsStyleTableColumn-8800b98952015e3ca7b5b299fb27bf55" style:family="table-column">
      <style:table-column-properties fo:break-before="auto" style:use-optimal-column-width="false" style:column-width="5cm"/>
    </style:style>
    <style:style style:name="odsStyleTableColumn-a53c5e4d400dc760d3a6bc8503092759" style:family="table-column">
      <style:table-column-properties fo:break-before="auto" style:use-optimal-column-width="false" style:column-width="3cm"/>
    </style:style>
    <style:style style:name="odsStyleTableCell-4ae46f4dbb4043efb953140d3335e6b5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56a31d908ec0e57cec6f671fb7d30c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cba2f5693059a9e50a6dc4d0296fa118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3bd35393803c26e6d05ce08cdf370994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91fc952e60fd8e2a97ddb294f90f83cd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8579151fbf9d9cb4c51387c3c10ce41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e8388b3ebf61d8a6e36eb6411af3d238" table:default-cell-style-name="Default"/>
        <table:table-column table:style-name="odsStyleTableColumn-8800b98952015e3ca7b5b299fb27bf55" table:default-cell-style-name="Default"/>
        <table:table-column table:style-name="odsStyleTableColumn-a53c5e4d400dc760d3a6bc8503092759" table:default-cell-style-name="Default"/>
        <table:table-column table:style-name="odsStyleTableColumn-a53c5e4d400dc760d3a6bc8503092759" table:default-cell-style-name="Default"/>
        <table:table-column table:style-name="odsStyleTableColumn-a53c5e4d400dc760d3a6bc8503092759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4ae46f4dbb4043efb953140d3335e6b5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56a31d908ec0e57cec6f671fb7d30c13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56a31d908ec0e57cec6f671fb7d30c13" table:number-columns-spanned="5" table:number-rows-spanned="1" office:value-type="string">
            <text:p>TABLA No. 8-24</text:p>
          </table:table-cell>
          <table:covered-table-cell table:number-columns-repeated="4"/>
        </table:table-row>
        <table:table-row table:style-name="ro1">
          <table:table-cell table:style-name="odsStyleTableCell-56a31d908ec0e57cec6f671fb7d30c13" table:number-columns-spanned="5" table:number-rows-spanned="1" office:value-type="string">
            <text:p>TABLA DE COTIZACIONES DEL 11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56a31d908ec0e57cec6f671fb7d30c13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cba2f5693059a9e50a6dc4d0296fa118" office:value-type="string">
            <text:p>PAIS</text:p>
          </table:table-cell>
          <table:table-cell table:style-name="odsStyleTableCell-cba2f5693059a9e50a6dc4d0296fa118" office:value-type="string">
            <text:p>UNIDAD MONETARIA</text:p>
          </table:table-cell>
          <table:table-cell table:style-name="odsStyleTableCell-cba2f5693059a9e50a6dc4d0296fa118" office:value-type="string">
            <text:p>MONEDA</text:p>
          </table:table-cell>
          <table:table-cell table:style-name="odsStyleTableCell-cba2f5693059a9e50a6dc4d0296fa118" office:value-type="string">
            <text:p>TIPO DE CAMBIO EN Bs POR UNIDAD DE MONEDA EXTRANJERA</text:p>
          </table:table-cell>
          <table:table-cell table:style-name="odsStyleTableCell-cba2f5693059a9e50a6dc4d0296fa118" office:value-type="string">
            <text:p>TIPO DE CAMBIO EN M.E.</text:p>
          </table:table-cell>
        </table:table-row>
        <table:table-row table:style-name="ro1">
          <table:table-cell table:style-name="odsStyleTableCell-3bd35393803c26e6d05ce08cdf370994" office:value-type="string">
            <text:p>ESTADOS UNIDOS</text:p>
          </table:table-cell>
          <table:table-cell table:style-name="odsStyleTableCell-3bd35393803c26e6d05ce08cdf370994" office:value-type="string">
            <text:p>DOLAR VENTA</text:p>
          </table:table-cell>
          <table:table-cell table:style-name="odsStyleTableCell-3bd35393803c26e6d05ce08cdf370994" office:value-type="string">
            <text:p>USD.VENTA</text:p>
          </table:table-cell>
          <table:table-cell table:style-name="odsStyleTableCell-91fc952e60fd8e2a97ddb294f90f83cd" office:value-type="string">
            <text:p>6.96000</text:p>
          </table:table-cell>
          <table:table-cell table:style-name="odsStyleTableCell-91fc952e60fd8e2a97ddb294f90f83cd" office:value-type="string">
            <text:p/>
          </table:table-cell>
        </table:table-row>
        <table:table-row table:style-name="ro1">
          <table:table-cell table:style-name="odsStyleTableCell-3bd35393803c26e6d05ce08cdf370994" office:value-type="string">
            <text:p>ESTADOS UNIDOS</text:p>
          </table:table-cell>
          <table:table-cell table:style-name="odsStyleTableCell-3bd35393803c26e6d05ce08cdf370994" office:value-type="string">
            <text:p>DOLAR COMPRA</text:p>
          </table:table-cell>
          <table:table-cell table:style-name="odsStyleTableCell-3bd35393803c26e6d05ce08cdf370994" office:value-type="string">
            <text:p>USD.COMPRA</text:p>
          </table:table-cell>
          <table:table-cell table:style-name="odsStyleTableCell-91fc952e60fd8e2a97ddb294f90f83cd" office:value-type="string">
            <text:p>6.86000</text:p>
          </table:table-cell>
          <table:table-cell table:style-name="odsStyleTableCell-91fc952e60fd8e2a97ddb294f90f83cd" office:value-type="string">
            <text:p/>
          </table:table-cell>
        </table:table-row>
        <table:table-row table:style-name="ro1">
          <table:table-cell table:style-name="odsStyleTableCell-3bd35393803c26e6d05ce08cdf370994" office:value-type="string">
            <text:p>UNION EUROPEA</text:p>
          </table:table-cell>
          <table:table-cell table:style-name="odsStyleTableCell-3bd35393803c26e6d05ce08cdf370994" office:value-type="string">
            <text:p>EURO</text:p>
          </table:table-cell>
          <table:table-cell table:style-name="odsStyleTableCell-3bd35393803c26e6d05ce08cdf370994" office:value-type="string">
            <text:p>EUR</text:p>
          </table:table-cell>
          <table:table-cell table:style-name="odsStyleTableCell-91fc952e60fd8e2a97ddb294f90f83cd" office:value-type="string">
            <text:p>7.52540</text:p>
          </table:table-cell>
          <table:table-cell table:style-name="odsStyleTableCell-91fc952e60fd8e2a97ddb294f90f83cd" office:value-type="string">
            <text:p>0.91158</text:p>
          </table:table-cell>
        </table:table-row>
        <table:table-row table:style-name="ro1">
          <table:table-cell table:style-name="odsStyleTableCell-3bd35393803c26e6d05ce08cdf370994" office:value-type="string">
            <text:p>JAPON</text:p>
          </table:table-cell>
          <table:table-cell table:style-name="odsStyleTableCell-3bd35393803c26e6d05ce08cdf370994" office:value-type="string">
            <text:p>YEN</text:p>
          </table:table-cell>
          <table:table-cell table:style-name="odsStyleTableCell-3bd35393803c26e6d05ce08cdf370994" office:value-type="string">
            <text:p>JPY</text:p>
          </table:table-cell>
          <table:table-cell table:style-name="odsStyleTableCell-91fc952e60fd8e2a97ddb294f90f83cd" office:value-type="string">
            <text:p>0.04709</text:p>
          </table:table-cell>
          <table:table-cell table:style-name="odsStyleTableCell-91fc952e60fd8e2a97ddb294f90f83cd" office:value-type="string">
            <text:p>145.67000</text:p>
          </table:table-cell>
        </table:table-row>
        <table:table-row table:style-name="ro1">
          <table:table-cell table:style-name="odsStyleTableCell-3bd35393803c26e6d05ce08cdf370994" office:value-type="string">
            <text:p>ARABIA SAUDITA</text:p>
          </table:table-cell>
          <table:table-cell table:style-name="odsStyleTableCell-3bd35393803c26e6d05ce08cdf370994" office:value-type="string">
            <text:p>RIYAL SAUDÍ</text:p>
          </table:table-cell>
          <table:table-cell table:style-name="odsStyleTableCell-3bd35393803c26e6d05ce08cdf370994" office:value-type="string">
            <text:p>SAR</text:p>
          </table:table-cell>
          <table:table-cell table:style-name="odsStyleTableCell-91fc952e60fd8e2a97ddb294f90f83cd" office:value-type="string">
            <text:p>1.82924</text:p>
          </table:table-cell>
          <table:table-cell table:style-name="odsStyleTableCell-91fc952e60fd8e2a97ddb294f90f83cd" office:value-type="string">
            <text:p>3.75020</text:p>
          </table:table-cell>
        </table:table-row>
        <table:table-row table:style-name="ro1">
          <table:table-cell table:style-name="odsStyleTableCell-3bd35393803c26e6d05ce08cdf370994" office:value-type="string">
            <text:p>ARGELIA</text:p>
          </table:table-cell>
          <table:table-cell table:style-name="odsStyleTableCell-3bd35393803c26e6d05ce08cdf370994" office:value-type="string">
            <text:p>DINAR ARGELINO</text:p>
          </table:table-cell>
          <table:table-cell table:style-name="odsStyleTableCell-3bd35393803c26e6d05ce08cdf370994" office:value-type="string">
            <text:p>DZD</text:p>
          </table:table-cell>
          <table:table-cell table:style-name="odsStyleTableCell-91fc952e60fd8e2a97ddb294f90f83cd" office:value-type="string">
            <text:p>0.05114</text:p>
          </table:table-cell>
          <table:table-cell table:style-name="odsStyleTableCell-91fc952e60fd8e2a97ddb294f90f83cd" office:value-type="string">
            <text:p>134.14140</text:p>
          </table:table-cell>
        </table:table-row>
        <table:table-row table:style-name="ro1">
          <table:table-cell table:style-name="odsStyleTableCell-3bd35393803c26e6d05ce08cdf370994" office:value-type="string">
            <text:p>ARGENTINA</text:p>
          </table:table-cell>
          <table:table-cell table:style-name="odsStyleTableCell-3bd35393803c26e6d05ce08cdf370994" office:value-type="string">
            <text:p>PESO</text:p>
          </table:table-cell>
          <table:table-cell table:style-name="odsStyleTableCell-3bd35393803c26e6d05ce08cdf370994" office:value-type="string">
            <text:p>ARS</text:p>
          </table:table-cell>
          <table:table-cell table:style-name="odsStyleTableCell-91fc952e60fd8e2a97ddb294f90f83cd" office:value-type="string">
            <text:p>0.00842</text:p>
          </table:table-cell>
          <table:table-cell table:style-name="odsStyleTableCell-91fc952e60fd8e2a97ddb294f90f83cd" office:value-type="string">
            <text:p>814.96050</text:p>
          </table:table-cell>
        </table:table-row>
        <table:table-row table:style-name="ro1">
          <table:table-cell table:style-name="odsStyleTableCell-3bd35393803c26e6d05ce08cdf370994" office:value-type="string">
            <text:p>AUSTRALIA</text:p>
          </table:table-cell>
          <table:table-cell table:style-name="odsStyleTableCell-3bd35393803c26e6d05ce08cdf370994" office:value-type="string">
            <text:p>DÓLAR</text:p>
          </table:table-cell>
          <table:table-cell table:style-name="odsStyleTableCell-3bd35393803c26e6d05ce08cdf370994" office:value-type="string">
            <text:p>AUD</text:p>
          </table:table-cell>
          <table:table-cell table:style-name="odsStyleTableCell-91fc952e60fd8e2a97ddb294f90f83cd" office:value-type="string">
            <text:p>4.59690</text:p>
          </table:table-cell>
          <table:table-cell table:style-name="odsStyleTableCell-91fc952e60fd8e2a97ddb294f90f83cd" office:value-type="string">
            <text:p>1.49231</text:p>
          </table:table-cell>
        </table:table-row>
        <table:table-row table:style-name="ro1">
          <table:table-cell table:style-name="odsStyleTableCell-3bd35393803c26e6d05ce08cdf370994" office:value-type="string">
            <text:p>BRASIL</text:p>
          </table:table-cell>
          <table:table-cell table:style-name="odsStyleTableCell-3bd35393803c26e6d05ce08cdf370994" office:value-type="string">
            <text:p>REAL</text:p>
          </table:table-cell>
          <table:table-cell table:style-name="odsStyleTableCell-3bd35393803c26e6d05ce08cdf370994" office:value-type="string">
            <text:p>BRL</text:p>
          </table:table-cell>
          <table:table-cell table:style-name="odsStyleTableCell-91fc952e60fd8e2a97ddb294f90f83cd" office:value-type="string">
            <text:p>1.40246</text:p>
          </table:table-cell>
          <table:table-cell table:style-name="odsStyleTableCell-91fc952e60fd8e2a97ddb294f90f83cd" office:value-type="string">
            <text:p>4.89140</text:p>
          </table:table-cell>
        </table:table-row>
        <table:table-row table:style-name="ro1">
          <table:table-cell table:style-name="odsStyleTableCell-3bd35393803c26e6d05ce08cdf370994" office:value-type="string">
            <text:p>CANADA</text:p>
          </table:table-cell>
          <table:table-cell table:style-name="odsStyleTableCell-3bd35393803c26e6d05ce08cdf370994" office:value-type="string">
            <text:p>DÓLAR</text:p>
          </table:table-cell>
          <table:table-cell table:style-name="odsStyleTableCell-3bd35393803c26e6d05ce08cdf370994" office:value-type="string">
            <text:p>CAD</text:p>
          </table:table-cell>
          <table:table-cell table:style-name="odsStyleTableCell-91fc952e60fd8e2a97ddb294f90f83cd" office:value-type="string">
            <text:p>5.12782</text:p>
          </table:table-cell>
          <table:table-cell table:style-name="odsStyleTableCell-91fc952e60fd8e2a97ddb294f90f83cd" office:value-type="string">
            <text:p>1.33780</text:p>
          </table:table-cell>
        </table:table-row>
        <table:table-row table:style-name="ro1">
          <table:table-cell table:style-name="odsStyleTableCell-3bd35393803c26e6d05ce08cdf370994" office:value-type="string">
            <text:p>CHILE</text:p>
          </table:table-cell>
          <table:table-cell table:style-name="odsStyleTableCell-3bd35393803c26e6d05ce08cdf370994" office:value-type="string">
            <text:p>PESO</text:p>
          </table:table-cell>
          <table:table-cell table:style-name="odsStyleTableCell-3bd35393803c26e6d05ce08cdf370994" office:value-type="string">
            <text:p>CLP</text:p>
          </table:table-cell>
          <table:table-cell table:style-name="odsStyleTableCell-91fc952e60fd8e2a97ddb294f90f83cd" office:value-type="string">
            <text:p>0.00748</text:p>
          </table:table-cell>
          <table:table-cell table:style-name="odsStyleTableCell-91fc952e60fd8e2a97ddb294f90f83cd" office:value-type="string">
            <text:p>917.23000</text:p>
          </table:table-cell>
        </table:table-row>
        <table:table-row table:style-name="ro1">
          <table:table-cell table:style-name="odsStyleTableCell-3bd35393803c26e6d05ce08cdf370994" office:value-type="string">
            <text:p>COLOMBIA</text:p>
          </table:table-cell>
          <table:table-cell table:style-name="odsStyleTableCell-3bd35393803c26e6d05ce08cdf370994" office:value-type="string">
            <text:p>PESO</text:p>
          </table:table-cell>
          <table:table-cell table:style-name="odsStyleTableCell-3bd35393803c26e6d05ce08cdf370994" office:value-type="string">
            <text:p>COP</text:p>
          </table:table-cell>
          <table:table-cell table:style-name="odsStyleTableCell-91fc952e60fd8e2a97ddb294f90f83cd" office:value-type="string">
            <text:p>0.00174</text:p>
          </table:table-cell>
          <table:table-cell table:style-name="odsStyleTableCell-91fc952e60fd8e2a97ddb294f90f83cd" office:value-type="string">
            <text:p>3,933.84000</text:p>
          </table:table-cell>
        </table:table-row>
        <table:table-row table:style-name="ro1">
          <table:table-cell table:style-name="odsStyleTableCell-3bd35393803c26e6d05ce08cdf370994" office:value-type="string">
            <text:p>COREA DEL SUR</text:p>
          </table:table-cell>
          <table:table-cell table:style-name="odsStyleTableCell-3bd35393803c26e6d05ce08cdf370994" office:value-type="string">
            <text:p>WON</text:p>
          </table:table-cell>
          <table:table-cell table:style-name="odsStyleTableCell-3bd35393803c26e6d05ce08cdf370994" office:value-type="string">
            <text:p>KRW</text:p>
          </table:table-cell>
          <table:table-cell table:style-name="odsStyleTableCell-91fc952e60fd8e2a97ddb294f90f83cd" office:value-type="string">
            <text:p>0.00520</text:p>
          </table:table-cell>
          <table:table-cell table:style-name="odsStyleTableCell-91fc952e60fd8e2a97ddb294f90f83cd" office:value-type="string">
            <text:p>1,320.35000</text:p>
          </table:table-cell>
        </table:table-row>
        <table:table-row table:style-name="ro1">
          <table:table-cell table:style-name="odsStyleTableCell-3bd35393803c26e6d05ce08cdf370994" office:value-type="string">
            <text:p>COSTA RICA</text:p>
          </table:table-cell>
          <table:table-cell table:style-name="odsStyleTableCell-3bd35393803c26e6d05ce08cdf370994" office:value-type="string">
            <text:p>COLON COSTARRICENSE</text:p>
          </table:table-cell>
          <table:table-cell table:style-name="odsStyleTableCell-3bd35393803c26e6d05ce08cdf370994" office:value-type="string">
            <text:p>CRC</text:p>
          </table:table-cell>
          <table:table-cell table:style-name="odsStyleTableCell-91fc952e60fd8e2a97ddb294f90f83cd" office:value-type="string">
            <text:p>0.01313</text:p>
          </table:table-cell>
          <table:table-cell table:style-name="odsStyleTableCell-91fc952e60fd8e2a97ddb294f90f83cd" office:value-type="string">
            <text:p>522.53000</text:p>
          </table:table-cell>
        </table:table-row>
        <table:table-row table:style-name="ro1">
          <table:table-cell table:style-name="odsStyleTableCell-3bd35393803c26e6d05ce08cdf370994" office:value-type="string">
            <text:p>REPUBLICA CHECA</text:p>
          </table:table-cell>
          <table:table-cell table:style-name="odsStyleTableCell-3bd35393803c26e6d05ce08cdf370994" office:value-type="string">
            <text:p>CORONA CHECA</text:p>
          </table:table-cell>
          <table:table-cell table:style-name="odsStyleTableCell-3bd35393803c26e6d05ce08cdf370994" office:value-type="string">
            <text:p>CZK</text:p>
          </table:table-cell>
          <table:table-cell table:style-name="odsStyleTableCell-91fc952e60fd8e2a97ddb294f90f83cd" office:value-type="string">
            <text:p>0.30610</text:p>
          </table:table-cell>
          <table:table-cell table:style-name="odsStyleTableCell-91fc952e60fd8e2a97ddb294f90f83cd" office:value-type="string">
            <text:p>22.41130</text:p>
          </table:table-cell>
        </table:table-row>
        <table:table-row table:style-name="ro1">
          <table:table-cell table:style-name="odsStyleTableCell-3bd35393803c26e6d05ce08cdf370994" office:value-type="string">
            <text:p>DINAMARCA</text:p>
          </table:table-cell>
          <table:table-cell table:style-name="odsStyleTableCell-3bd35393803c26e6d05ce08cdf370994" office:value-type="string">
            <text:p>CORONA</text:p>
          </table:table-cell>
          <table:table-cell table:style-name="odsStyleTableCell-3bd35393803c26e6d05ce08cdf370994" office:value-type="string">
            <text:p>DKK</text:p>
          </table:table-cell>
          <table:table-cell table:style-name="odsStyleTableCell-91fc952e60fd8e2a97ddb294f90f83cd" office:value-type="string">
            <text:p>1.00900</text:p>
          </table:table-cell>
          <table:table-cell table:style-name="odsStyleTableCell-91fc952e60fd8e2a97ddb294f90f83cd" office:value-type="string">
            <text:p>6.79880</text:p>
          </table:table-cell>
        </table:table-row>
        <table:table-row table:style-name="ro1">
          <table:table-cell table:style-name="odsStyleTableCell-3bd35393803c26e6d05ce08cdf370994" office:value-type="string">
            <text:p>ECUADOR</text:p>
          </table:table-cell>
          <table:table-cell table:style-name="odsStyleTableCell-3bd35393803c26e6d05ce08cdf370994" office:value-type="string">
            <text:p>DÓLAR</text:p>
          </table:table-cell>
          <table:table-cell table:style-name="odsStyleTableCell-3bd35393803c26e6d05ce08cdf370994" office:value-type="string">
            <text:p>USD</text:p>
          </table:table-cell>
          <table:table-cell table:style-name="odsStyleTableCell-91fc952e60fd8e2a97ddb294f90f83cd" office:value-type="string">
            <text:p>6.86000</text:p>
          </table:table-cell>
          <table:table-cell table:style-name="odsStyleTableCell-91fc952e60fd8e2a97ddb294f90f83cd" office:value-type="string">
            <text:p>1.00000</text:p>
          </table:table-cell>
        </table:table-row>
        <table:table-row table:style-name="ro1">
          <table:table-cell table:style-name="odsStyleTableCell-3bd35393803c26e6d05ce08cdf370994" office:value-type="string">
            <text:p>EMIRATOS ARABES</text:p>
          </table:table-cell>
          <table:table-cell table:style-name="odsStyleTableCell-3bd35393803c26e6d05ce08cdf370994" office:value-type="string">
            <text:p>DIRHAM</text:p>
          </table:table-cell>
          <table:table-cell table:style-name="odsStyleTableCell-3bd35393803c26e6d05ce08cdf370994" office:value-type="string">
            <text:p>AED</text:p>
          </table:table-cell>
          <table:table-cell table:style-name="odsStyleTableCell-91fc952e60fd8e2a97ddb294f90f83cd" office:value-type="string">
            <text:p>1.86778</text:p>
          </table:table-cell>
          <table:table-cell table:style-name="odsStyleTableCell-91fc952e60fd8e2a97ddb294f90f83cd" office:value-type="string">
            <text:p>3.67280</text:p>
          </table:table-cell>
        </table:table-row>
        <table:table-row table:style-name="ro1">
          <table:table-cell table:style-name="odsStyleTableCell-3bd35393803c26e6d05ce08cdf370994" office:value-type="string">
            <text:p>FILIPINAS</text:p>
          </table:table-cell>
          <table:table-cell table:style-name="odsStyleTableCell-3bd35393803c26e6d05ce08cdf370994" office:value-type="string">
            <text:p>PESO FILIPINO</text:p>
          </table:table-cell>
          <table:table-cell table:style-name="odsStyleTableCell-3bd35393803c26e6d05ce08cdf370994" office:value-type="string">
            <text:p>PHP</text:p>
          </table:table-cell>
          <table:table-cell table:style-name="odsStyleTableCell-91fc952e60fd8e2a97ddb294f90f83cd" office:value-type="string">
            <text:p>0.12191</text:p>
          </table:table-cell>
          <table:table-cell table:style-name="odsStyleTableCell-91fc952e60fd8e2a97ddb294f90f83cd" office:value-type="string">
            <text:p>56.27200</text:p>
          </table:table-cell>
        </table:table-row>
        <table:table-row table:style-name="ro1">
          <table:table-cell table:style-name="odsStyleTableCell-3bd35393803c26e6d05ce08cdf370994" office:value-type="string">
            <text:p>HAITÍ</text:p>
          </table:table-cell>
          <table:table-cell table:style-name="odsStyleTableCell-3bd35393803c26e6d05ce08cdf370994" office:value-type="string">
            <text:p>GOURDE</text:p>
          </table:table-cell>
          <table:table-cell table:style-name="odsStyleTableCell-3bd35393803c26e6d05ce08cdf370994" office:value-type="string">
            <text:p>HTG</text:p>
          </table:table-cell>
          <table:table-cell table:style-name="odsStyleTableCell-91fc952e60fd8e2a97ddb294f90f83cd" office:value-type="string">
            <text:p>0.05234</text:p>
          </table:table-cell>
          <table:table-cell table:style-name="odsStyleTableCell-91fc952e60fd8e2a97ddb294f90f83cd" office:value-type="string">
            <text:p>131.07500</text:p>
          </table:table-cell>
        </table:table-row>
        <table:table-row table:style-name="ro1">
          <table:table-cell table:style-name="odsStyleTableCell-3bd35393803c26e6d05ce08cdf370994" office:value-type="string">
            <text:p>HONG KONG</text:p>
          </table:table-cell>
          <table:table-cell table:style-name="odsStyleTableCell-3bd35393803c26e6d05ce08cdf370994" office:value-type="string">
            <text:p>DÓLAR</text:p>
          </table:table-cell>
          <table:table-cell table:style-name="odsStyleTableCell-3bd35393803c26e6d05ce08cdf370994" office:value-type="string">
            <text:p>HKD</text:p>
          </table:table-cell>
          <table:table-cell table:style-name="odsStyleTableCell-91fc952e60fd8e2a97ddb294f90f83cd" office:value-type="string">
            <text:p>0.87726</text:p>
          </table:table-cell>
          <table:table-cell table:style-name="odsStyleTableCell-91fc952e60fd8e2a97ddb294f90f83cd" office:value-type="string">
            <text:p>7.81980</text:p>
          </table:table-cell>
        </table:table-row>
        <table:table-row table:style-name="ro1">
          <table:table-cell table:style-name="odsStyleTableCell-3bd35393803c26e6d05ce08cdf370994" office:value-type="string">
            <text:p>INDIA</text:p>
          </table:table-cell>
          <table:table-cell table:style-name="odsStyleTableCell-3bd35393803c26e6d05ce08cdf370994" office:value-type="string">
            <text:p>RUPIA</text:p>
          </table:table-cell>
          <table:table-cell table:style-name="odsStyleTableCell-3bd35393803c26e6d05ce08cdf370994" office:value-type="string">
            <text:p>INR</text:p>
          </table:table-cell>
          <table:table-cell table:style-name="odsStyleTableCell-91fc952e60fd8e2a97ddb294f90f83cd" office:value-type="string">
            <text:p>0.08261</text:p>
          </table:table-cell>
          <table:table-cell table:style-name="odsStyleTableCell-91fc952e60fd8e2a97ddb294f90f83cd" office:value-type="string">
            <text:p>83.03750</text:p>
          </table:table-cell>
        </table:table-row>
        <table:table-row table:style-name="ro1">
          <table:table-cell table:style-name="odsStyleTableCell-3bd35393803c26e6d05ce08cdf370994" office:value-type="string">
            <text:p>INDONESIA</text:p>
          </table:table-cell>
          <table:table-cell table:style-name="odsStyleTableCell-3bd35393803c26e6d05ce08cdf370994" office:value-type="string">
            <text:p>RUPIA INDONESIA</text:p>
          </table:table-cell>
          <table:table-cell table:style-name="odsStyleTableCell-3bd35393803c26e6d05ce08cdf370994" office:value-type="string">
            <text:p>IDR</text:p>
          </table:table-cell>
          <table:table-cell table:style-name="odsStyleTableCell-91fc952e60fd8e2a97ddb294f90f83cd" office:value-type="string">
            <text:p>0.00044</text:p>
          </table:table-cell>
          <table:table-cell table:style-name="odsStyleTableCell-91fc952e60fd8e2a97ddb294f90f83cd" office:value-type="string">
            <text:p>15,569.50000</text:p>
          </table:table-cell>
        </table:table-row>
        <table:table-row table:style-name="ro1">
          <table:table-cell table:style-name="odsStyleTableCell-3bd35393803c26e6d05ce08cdf370994" office:value-type="string">
            <text:p>ISRAEL</text:p>
          </table:table-cell>
          <table:table-cell table:style-name="odsStyleTableCell-3bd35393803c26e6d05ce08cdf370994" office:value-type="string">
            <text:p>NUEVO SÉQUEL</text:p>
          </table:table-cell>
          <table:table-cell table:style-name="odsStyleTableCell-3bd35393803c26e6d05ce08cdf370994" office:value-type="string">
            <text:p>ILS</text:p>
          </table:table-cell>
          <table:table-cell table:style-name="odsStyleTableCell-91fc952e60fd8e2a97ddb294f90f83cd" office:value-type="string">
            <text:p>1.83090</text:p>
          </table:table-cell>
          <table:table-cell table:style-name="odsStyleTableCell-91fc952e60fd8e2a97ddb294f90f83cd" office:value-type="string">
            <text:p>3.74680</text:p>
          </table:table-cell>
        </table:table-row>
        <table:table-row table:style-name="ro1">
          <table:table-cell table:style-name="odsStyleTableCell-3bd35393803c26e6d05ce08cdf370994" office:value-type="string">
            <text:p>MALASIA</text:p>
          </table:table-cell>
          <table:table-cell table:style-name="odsStyleTableCell-3bd35393803c26e6d05ce08cdf370994" office:value-type="string">
            <text:p>RINGGIT MALAYO</text:p>
          </table:table-cell>
          <table:table-cell table:style-name="odsStyleTableCell-3bd35393803c26e6d05ce08cdf370994" office:value-type="string">
            <text:p>MYR</text:p>
          </table:table-cell>
          <table:table-cell table:style-name="odsStyleTableCell-91fc952e60fd8e2a97ddb294f90f83cd" office:value-type="string">
            <text:p>1.47781</text:p>
          </table:table-cell>
          <table:table-cell table:style-name="odsStyleTableCell-91fc952e60fd8e2a97ddb294f90f83cd" office:value-type="string">
            <text:p>4.64200</text:p>
          </table:table-cell>
        </table:table-row>
        <table:table-row table:style-name="ro1">
          <table:table-cell table:style-name="odsStyleTableCell-3bd35393803c26e6d05ce08cdf370994" office:value-type="string">
            <text:p>MEXICO</text:p>
          </table:table-cell>
          <table:table-cell table:style-name="odsStyleTableCell-3bd35393803c26e6d05ce08cdf370994" office:value-type="string">
            <text:p>PESO</text:p>
          </table:table-cell>
          <table:table-cell table:style-name="odsStyleTableCell-3bd35393803c26e6d05ce08cdf370994" office:value-type="string">
            <text:p>MXN</text:p>
          </table:table-cell>
          <table:table-cell table:style-name="odsStyleTableCell-91fc952e60fd8e2a97ddb294f90f83cd" office:value-type="string">
            <text:p>0.40376</text:p>
          </table:table-cell>
          <table:table-cell table:style-name="odsStyleTableCell-91fc952e60fd8e2a97ddb294f90f83cd" office:value-type="string">
            <text:p>16.99010</text:p>
          </table:table-cell>
        </table:table-row>
        <table:table-row table:style-name="ro1">
          <table:table-cell table:style-name="odsStyleTableCell-3bd35393803c26e6d05ce08cdf370994" office:value-type="string">
            <text:p>NORUEGA</text:p>
          </table:table-cell>
          <table:table-cell table:style-name="odsStyleTableCell-3bd35393803c26e6d05ce08cdf370994" office:value-type="string">
            <text:p>CORONA</text:p>
          </table:table-cell>
          <table:table-cell table:style-name="odsStyleTableCell-3bd35393803c26e6d05ce08cdf370994" office:value-type="string">
            <text:p>NOK</text:p>
          </table:table-cell>
          <table:table-cell table:style-name="odsStyleTableCell-91fc952e60fd8e2a97ddb294f90f83cd" office:value-type="string">
            <text:p>0.66299</text:p>
          </table:table-cell>
          <table:table-cell table:style-name="odsStyleTableCell-91fc952e60fd8e2a97ddb294f90f83cd" office:value-type="string">
            <text:p>10.34700</text:p>
          </table:table-cell>
        </table:table-row>
        <table:table-row table:style-name="ro1">
          <table:table-cell table:style-name="odsStyleTableCell-3bd35393803c26e6d05ce08cdf370994" office:value-type="string">
            <text:p>PANAMÁ</text:p>
          </table:table-cell>
          <table:table-cell table:style-name="odsStyleTableCell-3bd35393803c26e6d05ce08cdf370994" office:value-type="string">
            <text:p>BALBOA</text:p>
          </table:table-cell>
          <table:table-cell table:style-name="odsStyleTableCell-3bd35393803c26e6d05ce08cdf370994" office:value-type="string">
            <text:p>PAB</text:p>
          </table:table-cell>
          <table:table-cell table:style-name="odsStyleTableCell-91fc952e60fd8e2a97ddb294f90f83cd" office:value-type="string">
            <text:p>6.86000</text:p>
          </table:table-cell>
          <table:table-cell table:style-name="odsStyleTableCell-91fc952e60fd8e2a97ddb294f90f83cd" office:value-type="string">
            <text:p>1.00000</text:p>
          </table:table-cell>
        </table:table-row>
        <table:table-row table:style-name="ro1">
          <table:table-cell table:style-name="odsStyleTableCell-3bd35393803c26e6d05ce08cdf370994" office:value-type="string">
            <text:p>PARAGUAY</text:p>
          </table:table-cell>
          <table:table-cell table:style-name="odsStyleTableCell-3bd35393803c26e6d05ce08cdf370994" office:value-type="string">
            <text:p>GUARANI</text:p>
          </table:table-cell>
          <table:table-cell table:style-name="odsStyleTableCell-3bd35393803c26e6d05ce08cdf370994" office:value-type="string">
            <text:p>PYG</text:p>
          </table:table-cell>
          <table:table-cell table:style-name="odsStyleTableCell-91fc952e60fd8e2a97ddb294f90f83cd" office:value-type="string">
            <text:p>0.00094</text:p>
          </table:table-cell>
          <table:table-cell table:style-name="odsStyleTableCell-91fc952e60fd8e2a97ddb294f90f83cd" office:value-type="string">
            <text:p>7,291.90000</text:p>
          </table:table-cell>
        </table:table-row>
        <table:table-row table:style-name="ro1">
          <table:table-cell table:style-name="odsStyleTableCell-3bd35393803c26e6d05ce08cdf370994" office:value-type="string">
            <text:p>PERU</text:p>
          </table:table-cell>
          <table:table-cell table:style-name="odsStyleTableCell-3bd35393803c26e6d05ce08cdf370994" office:value-type="string">
            <text:p>NUEVO SOL</text:p>
          </table:table-cell>
          <table:table-cell table:style-name="odsStyleTableCell-3bd35393803c26e6d05ce08cdf370994" office:value-type="string">
            <text:p>PEN</text:p>
          </table:table-cell>
          <table:table-cell table:style-name="odsStyleTableCell-91fc952e60fd8e2a97ddb294f90f83cd" office:value-type="string">
            <text:p>1.85511</text:p>
          </table:table-cell>
          <table:table-cell table:style-name="odsStyleTableCell-91fc952e60fd8e2a97ddb294f90f83cd" office:value-type="string">
            <text:p>3.69790</text:p>
          </table:table-cell>
        </table:table-row>
        <table:table-row table:style-name="ro1">
          <table:table-cell table:style-name="odsStyleTableCell-3bd35393803c26e6d05ce08cdf370994" office:value-type="string">
            <text:p>REINO UNIDO</text:p>
          </table:table-cell>
          <table:table-cell table:style-name="odsStyleTableCell-3bd35393803c26e6d05ce08cdf370994" office:value-type="string">
            <text:p>LIBRA</text:p>
          </table:table-cell>
          <table:table-cell table:style-name="odsStyleTableCell-3bd35393803c26e6d05ce08cdf370994" office:value-type="string">
            <text:p>GBP</text:p>
          </table:table-cell>
          <table:table-cell table:style-name="odsStyleTableCell-91fc952e60fd8e2a97ddb294f90f83cd" office:value-type="string">
            <text:p>8.74097</text:p>
          </table:table-cell>
          <table:table-cell table:style-name="odsStyleTableCell-91fc952e60fd8e2a97ddb294f90f83cd" office:value-type="string">
            <text:p>0.78481</text:p>
          </table:table-cell>
        </table:table-row>
        <table:table-row table:style-name="ro1">
          <table:table-cell table:style-name="odsStyleTableCell-3bd35393803c26e6d05ce08cdf370994" office:value-type="string">
            <text:p>REPÚBLICA DOMINICANA</text:p>
          </table:table-cell>
          <table:table-cell table:style-name="odsStyleTableCell-3bd35393803c26e6d05ce08cdf370994" office:value-type="string">
            <text:p>PESO DOMINICANO</text:p>
          </table:table-cell>
          <table:table-cell table:style-name="odsStyleTableCell-3bd35393803c26e6d05ce08cdf370994" office:value-type="string">
            <text:p>DOP</text:p>
          </table:table-cell>
          <table:table-cell table:style-name="odsStyleTableCell-91fc952e60fd8e2a97ddb294f90f83cd" office:value-type="string">
            <text:p>0.11692</text:p>
          </table:table-cell>
          <table:table-cell table:style-name="odsStyleTableCell-91fc952e60fd8e2a97ddb294f90f83cd" office:value-type="string">
            <text:p>58.67500</text:p>
          </table:table-cell>
        </table:table-row>
        <table:table-row table:style-name="ro1">
          <table:table-cell table:style-name="odsStyleTableCell-3bd35393803c26e6d05ce08cdf370994" office:value-type="string">
            <text:p>REP.POPULAR CHINA</text:p>
          </table:table-cell>
          <table:table-cell table:style-name="odsStyleTableCell-3bd35393803c26e6d05ce08cdf370994" office:value-type="string">
            <text:p>YUAN RENMINBI OFFSHORE</text:p>
          </table:table-cell>
          <table:table-cell table:style-name="odsStyleTableCell-3bd35393803c26e6d05ce08cdf370994" office:value-type="string">
            <text:p>CNH</text:p>
          </table:table-cell>
          <table:table-cell table:style-name="odsStyleTableCell-91fc952e60fd8e2a97ddb294f90f83cd" office:value-type="string">
            <text:p>0.95486</text:p>
          </table:table-cell>
          <table:table-cell table:style-name="odsStyleTableCell-91fc952e60fd8e2a97ddb294f90f83cd" office:value-type="string">
            <text:p>7.18430</text:p>
          </table:table-cell>
        </table:table-row>
        <table:table-row table:style-name="ro1">
          <table:table-cell table:style-name="odsStyleTableCell-3bd35393803c26e6d05ce08cdf370994" office:value-type="string">
            <text:p>RUSIA</text:p>
          </table:table-cell>
          <table:table-cell table:style-name="odsStyleTableCell-3bd35393803c26e6d05ce08cdf370994" office:value-type="string">
            <text:p>RUBLO RUSO</text:p>
          </table:table-cell>
          <table:table-cell table:style-name="odsStyleTableCell-3bd35393803c26e6d05ce08cdf370994" office:value-type="string">
            <text:p>RUB</text:p>
          </table:table-cell>
          <table:table-cell table:style-name="odsStyleTableCell-91fc952e60fd8e2a97ddb294f90f83cd" office:value-type="string">
            <text:p>0.07655</text:p>
          </table:table-cell>
          <table:table-cell table:style-name="odsStyleTableCell-91fc952e60fd8e2a97ddb294f90f83cd" office:value-type="string">
            <text:p>89.61940</text:p>
          </table:table-cell>
        </table:table-row>
        <table:table-row table:style-name="ro1">
          <table:table-cell table:style-name="odsStyleTableCell-3bd35393803c26e6d05ce08cdf370994" office:value-type="string">
            <text:p>SINGAPUR</text:p>
          </table:table-cell>
          <table:table-cell table:style-name="odsStyleTableCell-3bd35393803c26e6d05ce08cdf370994" office:value-type="string">
            <text:p>DÓLAR</text:p>
          </table:table-cell>
          <table:table-cell table:style-name="odsStyleTableCell-3bd35393803c26e6d05ce08cdf370994" office:value-type="string">
            <text:p>SGD</text:p>
          </table:table-cell>
          <table:table-cell table:style-name="odsStyleTableCell-91fc952e60fd8e2a97ddb294f90f83cd" office:value-type="string">
            <text:p>5.15170</text:p>
          </table:table-cell>
          <table:table-cell table:style-name="odsStyleTableCell-91fc952e60fd8e2a97ddb294f90f83cd" office:value-type="string">
            <text:p>1.33160</text:p>
          </table:table-cell>
        </table:table-row>
        <table:table-row table:style-name="ro1">
          <table:table-cell table:style-name="odsStyleTableCell-3bd35393803c26e6d05ce08cdf370994" office:value-type="string">
            <text:p>SUDÁFRICA</text:p>
          </table:table-cell>
          <table:table-cell table:style-name="odsStyleTableCell-3bd35393803c26e6d05ce08cdf370994" office:value-type="string">
            <text:p>RAND</text:p>
          </table:table-cell>
          <table:table-cell table:style-name="odsStyleTableCell-3bd35393803c26e6d05ce08cdf370994" office:value-type="string">
            <text:p>ZAR</text:p>
          </table:table-cell>
          <table:table-cell table:style-name="odsStyleTableCell-91fc952e60fd8e2a97ddb294f90f83cd" office:value-type="string">
            <text:p>0.36649</text:p>
          </table:table-cell>
          <table:table-cell table:style-name="odsStyleTableCell-91fc952e60fd8e2a97ddb294f90f83cd" office:value-type="string">
            <text:p>18.71820</text:p>
          </table:table-cell>
        </table:table-row>
        <table:table-row table:style-name="ro1">
          <table:table-cell table:style-name="odsStyleTableCell-3bd35393803c26e6d05ce08cdf370994" office:value-type="string">
            <text:p>SUECIA</text:p>
          </table:table-cell>
          <table:table-cell table:style-name="odsStyleTableCell-3bd35393803c26e6d05ce08cdf370994" office:value-type="string">
            <text:p>CORONA</text:p>
          </table:table-cell>
          <table:table-cell table:style-name="odsStyleTableCell-3bd35393803c26e6d05ce08cdf370994" office:value-type="string">
            <text:p>SEK</text:p>
          </table:table-cell>
          <table:table-cell table:style-name="odsStyleTableCell-91fc952e60fd8e2a97ddb294f90f83cd" office:value-type="string">
            <text:p>0.67078</text:p>
          </table:table-cell>
          <table:table-cell table:style-name="odsStyleTableCell-91fc952e60fd8e2a97ddb294f90f83cd" office:value-type="string">
            <text:p>10.22690</text:p>
          </table:table-cell>
        </table:table-row>
        <table:table-row table:style-name="ro1">
          <table:table-cell table:style-name="odsStyleTableCell-3bd35393803c26e6d05ce08cdf370994" office:value-type="string">
            <text:p>SUIZA</text:p>
          </table:table-cell>
          <table:table-cell table:style-name="odsStyleTableCell-3bd35393803c26e6d05ce08cdf370994" office:value-type="string">
            <text:p>FRANCO</text:p>
          </table:table-cell>
          <table:table-cell table:style-name="odsStyleTableCell-3bd35393803c26e6d05ce08cdf370994" office:value-type="string">
            <text:p>CHF</text:p>
          </table:table-cell>
          <table:table-cell table:style-name="odsStyleTableCell-91fc952e60fd8e2a97ddb294f90f83cd" office:value-type="string">
            <text:p>8.05637</text:p>
          </table:table-cell>
          <table:table-cell table:style-name="odsStyleTableCell-91fc952e60fd8e2a97ddb294f90f83cd" office:value-type="string">
            <text:p>0.85150</text:p>
          </table:table-cell>
        </table:table-row>
        <table:table-row table:style-name="ro1">
          <table:table-cell table:style-name="odsStyleTableCell-3bd35393803c26e6d05ce08cdf370994" office:value-type="string">
            <text:p>TAILANDIA</text:p>
          </table:table-cell>
          <table:table-cell table:style-name="odsStyleTableCell-3bd35393803c26e6d05ce08cdf370994" office:value-type="string">
            <text:p>THAI BAHT</text:p>
          </table:table-cell>
          <table:table-cell table:style-name="odsStyleTableCell-3bd35393803c26e6d05ce08cdf370994" office:value-type="string">
            <text:p>THB</text:p>
          </table:table-cell>
          <table:table-cell table:style-name="odsStyleTableCell-91fc952e60fd8e2a97ddb294f90f83cd" office:value-type="string">
            <text:p>0.19551</text:p>
          </table:table-cell>
          <table:table-cell table:style-name="odsStyleTableCell-91fc952e60fd8e2a97ddb294f90f83cd" office:value-type="string">
            <text:p>35.08800</text:p>
          </table:table-cell>
        </table:table-row>
        <table:table-row table:style-name="ro1">
          <table:table-cell table:style-name="odsStyleTableCell-3bd35393803c26e6d05ce08cdf370994" office:value-type="string">
            <text:p>TAIWAN</text:p>
          </table:table-cell>
          <table:table-cell table:style-name="odsStyleTableCell-3bd35393803c26e6d05ce08cdf370994" office:value-type="string">
            <text:p>DÓLAR</text:p>
          </table:table-cell>
          <table:table-cell table:style-name="odsStyleTableCell-3bd35393803c26e6d05ce08cdf370994" office:value-type="string">
            <text:p>TWD</text:p>
          </table:table-cell>
          <table:table-cell table:style-name="odsStyleTableCell-91fc952e60fd8e2a97ddb294f90f83cd" office:value-type="string">
            <text:p>0.22044</text:p>
          </table:table-cell>
          <table:table-cell table:style-name="odsStyleTableCell-91fc952e60fd8e2a97ddb294f90f83cd" office:value-type="string">
            <text:p>31.12000</text:p>
          </table:table-cell>
        </table:table-row>
        <table:table-row table:style-name="ro1">
          <table:table-cell table:style-name="odsStyleTableCell-3bd35393803c26e6d05ce08cdf370994" office:value-type="string">
            <text:p>TÚNEZ</text:p>
          </table:table-cell>
          <table:table-cell table:style-name="odsStyleTableCell-3bd35393803c26e6d05ce08cdf370994" office:value-type="string">
            <text:p>DINAR TUNECINO</text:p>
          </table:table-cell>
          <table:table-cell table:style-name="odsStyleTableCell-3bd35393803c26e6d05ce08cdf370994" office:value-type="string">
            <text:p>TND</text:p>
          </table:table-cell>
          <table:table-cell table:style-name="odsStyleTableCell-91fc952e60fd8e2a97ddb294f90f83cd" office:value-type="string">
            <text:p>2.21698</text:p>
          </table:table-cell>
          <table:table-cell table:style-name="odsStyleTableCell-91fc952e60fd8e2a97ddb294f90f83cd" office:value-type="string">
            <text:p>3.09430</text:p>
          </table:table-cell>
        </table:table-row>
        <table:table-row table:style-name="ro1">
          <table:table-cell table:style-name="odsStyleTableCell-3bd35393803c26e6d05ce08cdf370994" office:value-type="string">
            <text:p>TURQUÍA</text:p>
          </table:table-cell>
          <table:table-cell table:style-name="odsStyleTableCell-3bd35393803c26e6d05ce08cdf370994" office:value-type="string">
            <text:p>LIRA TURCA</text:p>
          </table:table-cell>
          <table:table-cell table:style-name="odsStyleTableCell-3bd35393803c26e6d05ce08cdf370994" office:value-type="string">
            <text:p>TRY</text:p>
          </table:table-cell>
          <table:table-cell table:style-name="odsStyleTableCell-91fc952e60fd8e2a97ddb294f90f83cd" office:value-type="string">
            <text:p>0.22896</text:p>
          </table:table-cell>
          <table:table-cell table:style-name="odsStyleTableCell-91fc952e60fd8e2a97ddb294f90f83cd" office:value-type="string">
            <text:p>29.96170</text:p>
          </table:table-cell>
        </table:table-row>
        <table:table-row table:style-name="ro1">
          <table:table-cell table:style-name="odsStyleTableCell-3bd35393803c26e6d05ce08cdf370994" office:value-type="string">
            <text:p>URUGUAY</text:p>
          </table:table-cell>
          <table:table-cell table:style-name="odsStyleTableCell-3bd35393803c26e6d05ce08cdf370994" office:value-type="string">
            <text:p>PESO</text:p>
          </table:table-cell>
          <table:table-cell table:style-name="odsStyleTableCell-3bd35393803c26e6d05ce08cdf370994" office:value-type="string">
            <text:p>UYU</text:p>
          </table:table-cell>
          <table:table-cell table:style-name="odsStyleTableCell-91fc952e60fd8e2a97ddb294f90f83cd" office:value-type="string">
            <text:p>0.17442</text:p>
          </table:table-cell>
          <table:table-cell table:style-name="odsStyleTableCell-91fc952e60fd8e2a97ddb294f90f83cd" office:value-type="string">
            <text:p>39.33000</text:p>
          </table:table-cell>
        </table:table-row>
        <table:table-row table:style-name="ro1">
          <table:table-cell table:style-name="odsStyleTableCell-3bd35393803c26e6d05ce08cdf370994" office:value-type="string">
            <text:p>VENEZUELA</text:p>
          </table:table-cell>
          <table:table-cell table:style-name="odsStyleTableCell-3bd35393803c26e6d05ce08cdf370994" office:value-type="string">
            <text:p>BOLIVAR DIGITAL</text:p>
          </table:table-cell>
          <table:table-cell table:style-name="odsStyleTableCell-3bd35393803c26e6d05ce08cdf370994" office:value-type="string">
            <text:p>VES</text:p>
          </table:table-cell>
          <table:table-cell table:style-name="odsStyleTableCell-91fc952e60fd8e2a97ddb294f90f83cd" office:value-type="string">
            <text:p>0.19104</text:p>
          </table:table-cell>
          <table:table-cell table:style-name="odsStyleTableCell-91fc952e60fd8e2a97ddb294f90f83cd" office:value-type="string">
            <text:p>35.90820</text:p>
          </table:table-cell>
        </table:table-row>
        <table:table-row table:style-name="ro1">
          <table:table-cell table:style-name="odsStyleTableCell-3bd35393803c26e6d05ce08cdf370994" office:value-type="string">
            <text:p>VIETNAM</text:p>
          </table:table-cell>
          <table:table-cell table:style-name="odsStyleTableCell-3bd35393803c26e6d05ce08cdf370994" office:value-type="string">
            <text:p>DONG</text:p>
          </table:table-cell>
          <table:table-cell table:style-name="odsStyleTableCell-3bd35393803c26e6d05ce08cdf370994" office:value-type="string">
            <text:p>VND</text:p>
          </table:table-cell>
          <table:table-cell table:style-name="odsStyleTableCell-91fc952e60fd8e2a97ddb294f90f83cd" office:value-type="string">
            <text:p>0.00028</text:p>
          </table:table-cell>
          <table:table-cell table:style-name="odsStyleTableCell-91fc952e60fd8e2a97ddb294f90f83cd" office:value-type="string">
            <text:p>24,378.00000</text:p>
          </table:table-cell>
        </table:table-row>
        <table:table-row table:style-name="ro1">
          <table:table-cell table:style-name="odsStyleTableCell-3bd35393803c26e6d05ce08cdf370994" office:value-type="string">
            <text:p/>
          </table:table-cell>
          <table:table-cell table:style-name="odsStyleTableCell-3bd35393803c26e6d05ce08cdf370994" office:value-type="string">
            <text:p>DERECHO ESPECIAL DE GIRO</text:p>
          </table:table-cell>
          <table:table-cell table:style-name="odsStyleTableCell-3bd35393803c26e6d05ce08cdf370994" office:value-type="string">
            <text:p>USD/D.E.G.</text:p>
          </table:table-cell>
          <table:table-cell table:style-name="odsStyleTableCell-91fc952e60fd8e2a97ddb294f90f83cd" office:value-type="string">
            <text:p/>
          </table:table-cell>
          <table:table-cell table:style-name="odsStyleTableCell-91fc952e60fd8e2a97ddb294f90f83cd" office:value-type="string">
            <text:p>1.33606</text:p>
          </table:table-cell>
        </table:table-row>
        <table:table-row table:style-name="ro1">
          <table:table-cell table:style-name="odsStyleTableCell-3bd35393803c26e6d05ce08cdf370994" office:value-type="string">
            <text:p/>
          </table:table-cell>
          <table:table-cell table:style-name="odsStyleTableCell-3bd35393803c26e6d05ce08cdf370994" office:value-type="string">
            <text:p>UNIDAD DE FOMENTO DE VIVIENDA</text:p>
          </table:table-cell>
          <table:table-cell table:style-name="odsStyleTableCell-3bd35393803c26e6d05ce08cdf370994" office:value-type="string">
            <text:p>Bs/UFV</text:p>
          </table:table-cell>
          <table:table-cell table:style-name="odsStyleTableCell-91fc952e60fd8e2a97ddb294f90f83cd" office:value-type="string">
            <text:p/>
          </table:table-cell>
          <table:table-cell table:style-name="odsStyleTableCell-91fc952e60fd8e2a97ddb294f90f83cd" office:value-type="string">
            <text:p>2.4756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6a31d908ec0e57cec6f671fb7d30c13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cba2f5693059a9e50a6dc4d0296fa118" office:value-type="string">
            <text:p> </text:p>
          </table:table-cell>
          <table:table-cell table:style-name="odsStyleTableCell-cba2f5693059a9e50a6dc4d0296fa118" office:value-type="string">
            <text:p>UNIDAD MONETARIA</text:p>
          </table:table-cell>
          <table:table-cell table:style-name="odsStyleTableCell-cba2f5693059a9e50a6dc4d0296fa118" office:value-type="string">
            <text:p>MONEDA</text:p>
          </table:table-cell>
          <table:table-cell table:style-name="odsStyleTableCell-cba2f5693059a9e50a6dc4d0296fa118" office:value-type="string">
            <text:p>TIPO DE CAMBIO EN M.E.</text:p>
          </table:table-cell>
        </table:table-row>
        <table:table-row table:style-name="ro1">
          <table:table-cell table:style-name="odsStyleTableCell-3bd35393803c26e6d05ce08cdf370994" office:value-type="string">
            <text:p>ORO</text:p>
          </table:table-cell>
          <table:table-cell table:style-name="odsStyleTableCell-3bd35393803c26e6d05ce08cdf370994" office:value-type="string">
            <text:p>ONZA TROY ORO</text:p>
          </table:table-cell>
          <table:table-cell table:style-name="odsStyleTableCell-3bd35393803c26e6d05ce08cdf370994" office:value-type="string">
            <text:p>USD./O.T.F.</text:p>
          </table:table-cell>
          <table:table-cell table:style-name="odsStyleTableCell-91fc952e60fd8e2a97ddb294f90f83cd" office:value-type="string">
            <text:p>2,024.19000</text:p>
          </table:table-cell>
        </table:table-row>
        <table:table-row table:style-name="ro1">
          <table:table-cell table:style-name="odsStyleTableCell-3bd35393803c26e6d05ce08cdf370994" office:value-type="string">
            <text:p>PLATA</text:p>
          </table:table-cell>
          <table:table-cell table:style-name="odsStyleTableCell-3bd35393803c26e6d05ce08cdf370994" office:value-type="string">
            <text:p>ONZA TROY PLATA</text:p>
          </table:table-cell>
          <table:table-cell table:style-name="odsStyleTableCell-3bd35393803c26e6d05ce08cdf370994" office:value-type="string">
            <text:p>USD./O.T.F.</text:p>
          </table:table-cell>
          <table:table-cell table:style-name="odsStyleTableCell-91fc952e60fd8e2a97ddb294f90f83cd" office:value-type="string">
            <text:p>22.9288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6a31d908ec0e57cec6f671fb7d30c13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cba2f5693059a9e50a6dc4d0296fa118" office:value-type="string">
            <text:p> </text:p>
          </table:table-cell>
          <table:table-cell table:style-name="odsStyleTableCell-cba2f5693059a9e50a6dc4d0296fa118" office:value-type="string">
            <text:p>1 MES</text:p>
          </table:table-cell>
          <table:table-cell table:style-name="odsStyleTableCell-cba2f5693059a9e50a6dc4d0296fa118" office:value-type="string">
            <text:p>3 MESES</text:p>
          </table:table-cell>
          <table:table-cell table:style-name="odsStyleTableCell-cba2f5693059a9e50a6dc4d0296fa118" office:value-type="string">
            <text:p>6 MESES</text:p>
          </table:table-cell>
        </table:table-row>
        <table:table-row table:style-name="ro1">
          <table:table-cell table:style-name="odsStyleTableCell-c8579151fbf9d9cb4c51387c3c10ce41" office:value-type="string">
            <text:p>TASA LIBOR(USD)</text:p>
          </table:table-cell>
          <table:table-cell table:style-name="odsStyleTableCell-91fc952e60fd8e2a97ddb294f90f83cd" office:value-type="string">
            <text:p>5.45</text:p>
          </table:table-cell>
          <table:table-cell table:style-name="odsStyleTableCell-91fc952e60fd8e2a97ddb294f90f83cd" office:value-type="string">
            <text:p>5.59</text:p>
          </table:table-cell>
          <table:table-cell table:style-name="odsStyleTableCell-91fc952e60fd8e2a97ddb294f90f83cd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bd35393803c26e6d05ce08cdf370994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3</meta:creation-date>
    <meta:generator>ods générator</meta:generator>
    <dc:date>2024-10-15T22:15:53</dc:date>
    <meta:editing-duration>PT1S</meta:editing-duration>
    <meta:editing-cycles>1</meta:editing-cycles>
    <meta:document-statistic meta:table-count="1" meta:cell-count="4" meta:object-count="0"/>
  </office:meta>
</office:document-meta>
</file>